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1">
      <style:paragraph-properties fo:margin-top="0in" fo:margin-bottom="0in"/>
    </style:style>
    <style:style style:name="P32" style:family="paragraph" style:parent-style-name="Text_20_body" style:list-style-name="L2">
      <style:paragraph-properties fo:margin-top="0in" fo:margin-bottom="0in"/>
    </style:style>
    <style:style style:name="P33" style:family="paragraph" style:parent-style-name="Text_20_body" style:list-style-name="L3">
      <style:paragraph-properties fo:margin-top="0in" fo:margin-bottom="0in"/>
    </style:style>
    <style:style style:name="P34" style:family="paragraph" style:parent-style-name="Text_20_body" style:list-style-name="L4">
      <style:paragraph-properties fo:margin-top="0in" fo:margin-bottom="0in"/>
    </style:style>
    <style:style style:name="P35" style:family="paragraph" style:parent-style-name="Text_20_body" style:list-style-name="L5">
      <style:paragraph-properties fo:margin-top="0in" fo:margin-bottom="0in"/>
    </style:style>
    <style:style style:name="P36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Practising if and swit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1, 2021 (04:35:3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astering-switch-statement"/>Mastering <text:span text:style-name="KeywordTok">switch</text:span> statement<text:bookmark-end text:name="mastering-switch-statement"/></text:h>
      <text:p text:style-name="First_20_paragraph">Copy-and-paste the following code in a <text:span text:style-name="NormalTok">Main</text:span> method:</text:p>
      <text:p text:style-name="P1">Console.WriteLine("Please, enter the day of the week.");</text:p>
      <text:p text:style-name="P2">string string_day = Console.ReadLine();</text:p>
      <text:p text:style-name="P3">int num_day;</text:p>
      <text:p text:style-name="P4">switch (string_day) {</text:p>
      <text:p text:style-name="P5"><text:s text:c="4"/>case ("Monday"):</text:p>
      <text:p text:style-name="P6"><text:s text:c="8"/>num_day = 1;</text:p>
      <text:p text:style-name="P7"><text:s text:c="8"/>break;</text:p>
      <text:p text:style-name="P8"><text:s text:c="4"/>case ("Tuesday"):</text:p>
      <text:p text:style-name="P9"><text:s text:c="8"/>num_day = 2;</text:p>
      <text:p text:style-name="P10"><text:s text:c="8"/>break;</text:p>
      <text:p text:style-name="P11"><text:s text:c="4"/>case ("Wednesday"):</text:p>
      <text:p text:style-name="P12"><text:s text:c="8"/>num_day = 3;</text:p>
      <text:p text:style-name="P13"><text:s text:c="8"/>break;</text:p>
      <text:p text:style-name="P14"><text:s text:c="4"/>case ("Thursday"):</text:p>
      <text:p text:style-name="P15"><text:s text:c="8"/>num_day = 4;</text:p>
      <text:p text:style-name="P16"><text:s text:c="8"/>break;</text:p>
      <text:p text:style-name="P17"><text:s text:c="4"/>case ("Friday"):</text:p>
      <text:p text:style-name="P18"><text:s text:c="8"/>num_day = 5;</text:p>
      <text:p text:style-name="P19"><text:s text:c="8"/>break;</text:p>
      <text:p text:style-name="P20"><text:s text:c="4"/>case ("Saturday"):</text:p>
      <text:p text:style-name="P21"><text:s text:c="8"/>num_day = 6;</text:p>
      <text:p text:style-name="P22"><text:s text:c="8"/>break;</text:p>
      <text:p text:style-name="P23"><text:s text:c="4"/>case ("Sunday"):</text:p>
      <text:p text:style-name="P24"><text:s text:c="8"/>num_day = 7;</text:p>
      <text:p text:style-name="P25"><text:s text:c="8"/>break;</text:p>
      <text:p text:style-name="P26"><text:s text:c="4"/>default:</text:p>
      <text:p text:style-name="P27"><text:s text:c="8"/>num_day = -1; // This is an error code.</text:p>
      <text:p text:style-name="P28"><text:s text:c="8"/>break;</text:p>
      <text:p text:style-name="P29">}</text:p>
      <text:p text:style-name="P30">Console.WriteLine("The number corresponding to " + string_day + " is " + num_day + ".");</text:p>
      <text:p text:style-name="First_20_paragraph">Now, do the following:</text:p>
      <text:list text:style-name="L1">
        <text:list-item>
          <text:p text:style-name="P31">Test the program with various values and make sure it behaves as expected.</text:p>
        </text:list-item>
        <text:list-item>
          <text:p text:style-name="P31">Comment the <text:span text:style-name="KeywordTok">default</text:span><text:span text:style-name="OperatorTok">:</text:span> case along with the two lines below it, and compile your program. Why is the compiler complaining?</text:p>
        </text:list-item>
        <text:list-item>
          <text:p text:style-name="P31">Restore the code to its original state.</text:p>
        </text:list-item>
        <text:list-item>
          <text:p text:style-name="P31">Change the code so that “monday” would make the value 1 being assigned to <text:span text:style-name="NormalTok">num_day</text:span>.</text:p>
        </text:list-item>
        <text:list-item>
          <text:p text:style-name="P31">Change the code so that <text:a xlink:type="simple" xlink:href="https://en.wikipedia.org/wiki/Names_of_the_days_of_the_week#Days_numbered_from_Sunday" office:name=""><text:span text:style-name="Definition">the days of the week would start on Sunday</text:span></text:a>, i.e., “Sunday” trigger the value 1 to being assigned to <text:span text:style-name="NormalTok">num_day</text:span>, “Monday” trigger the value 2 to being assigned to <text:span text:style-name="NormalTok">num_day</text:span>, etc.</text:p>
        </text:list-item>
        <text:list-item>
          <text:p text:style-name="P31">Finally, change the last message if the code is in error: use an <text:span text:style-name="KeywordTok">if</text:span> statement to display a different message if the user input did not matched one of the literals in your <text:span text:style-name="KeywordTok">switch</text:span> statement.</text:p>
        </text:list-item>
      </text:list>
      <text:h text:style-name="Heading_20_1" text:outline-level="1"><text:bookmark-start text:name="practicing-if-and-switch"/>Practicing <text:span text:style-name="KeywordTok">if</text:span> and <text:span text:style-name="KeywordTok">switch</text:span><text:bookmark-end text:name="practicing-if-and-switch"/></text:h>
      <text:p text:style-name="First_20_paragraph">This exercise will ask you to write a rather abstract program that performs simple manipulations on a few variables. The main goal is to have you practise “transforming” <text:span text:style-name="KeywordTok">if</text:span> statements into <text:span text:style-name="KeywordTok">switch</text:span> statements, and reciprocally. This will help you in memorizing both, and in chosing the most convenient to perform certain task.</text:p>
      <text:p text:style-name="Text_20_body">Create a new project and do the following in <text:span text:style-name="NormalTok">Main</text:span>.</text:p>
      <text:list text:style-name="L2">
        <text:list-item>
          <text:p text:style-name="P32">Initialize a <text:span text:style-name="DataTypeTok">string</text:span> variable named “day,” an <text:span text:style-name="DataTypeTok">int</text:span> variable named “myVar,” a <text:span text:style-name="DataTypeTok">char</text:span> variable named “initial,” and a Boolean variable named “flag.”</text:p>
        </text:list-item>
        <text:list-item>
          <text:p text:style-name="P32">Set and change the value of these variables to make good tests as you progress through this problem.</text:p>
        </text:list-item>
        <text:list-item>
          <text:p text:style-name="P32">You can also display them on the screen to help you in making sure that your statements behave as they are supposed to.</text:p>
        </text:list-item>
      </text:list>
      <text:h text:style-name="Heading_20_2" text:outline-level="2"><text:bookmark-start text:name="from-switch-to-if-else"/>From <text:span text:style-name="KeywordTok">switch</text:span> to <text:span text:style-name="KeywordTok">if</text:span><text:span text:style-name="OperatorTok">-</text:span><text:span text:style-name="KeywordTok">else</text:span><text:bookmark-end text:name="from-switch-to-if-else"/></text:h>
      <text:list text:style-name="L3">
        <text:list-item>
          <text:p text:style-name="P33">Write a <text:span text:style-name="KeywordTok">switch</text:span> statement that sets <text:span text:style-name="NormalTok">flag</text:span> to <text:span text:style-name="KeywordTok">true</text:span> if the value of <text:span text:style-name="NormalTok">day</text:span> is <text:span text:style-name="StringTok">"Mon."</text:span>, <text:span text:style-name="StringTok">"Tue."</text:span>, <text:span text:style-name="StringTok">"Wed."</text:span>, <text:span text:style-name="StringTok">"Thu."</text:span> or <text:span text:style-name="StringTok">"Fri."</text:span>, and to <text:span text:style-name="KeywordTok">false</text:span> otherwise.</text:p>
        </text:list-item>
        <text:list-item>
          <text:p text:style-name="P33">Rewrite the previous statement as an <text:span text:style-name="KeywordTok">if</text:span><text:span text:style-name="OperatorTok">-</text:span><text:span text:style-name="KeywordTok">else</text:span> statement.</text:p>
        </text:list-item>
      </text:list>
      <text:h text:style-name="Heading_20_2" text:outline-level="2"><text:bookmark-start text:name="from-if-else-to-switch"/>From <text:span text:style-name="KeywordTok">if</text:span><text:span text:style-name="OperatorTok">-</text:span><text:span text:style-name="KeywordTok">else</text:span> to <text:span text:style-name="KeywordTok">switch</text:span><text:bookmark-end text:name="from-if-else-to-switch"/></text:h>
      <text:list text:style-name="L4">
        <text:list-item>
          <text:p text:style-name="P34">Write a <text:span text:style-name="KeywordTok">if</text:span><text:span text:style-name="OperatorTok">-</text:span><text:span text:style-name="KeywordTok">else</text:span> statement that doubles the value of <text:span text:style-name="NormalTok">myVar</text:span> if <text:span text:style-name="NormalTok">myVar</text:span> is <text:span text:style-name="DecValTok">3</text:span>, <text:span text:style-name="DecValTok">5</text:span> or <text:span text:style-name="DecValTok">7</text:span>.</text:p>
        </text:list-item>
        <text:list-item>
          <text:p text:style-name="P34">Can you rewrite the previous statement as a <text:span text:style-name="KeywordTok">switch</text:span> statement? If so, do it. If not, explain why not.</text:p>
        </text:list-item>
      </text:list>
      <text:h text:style-name="Heading_20_2" text:outline-level="2"><text:bookmark-start text:name="deciding-between-condition-types"/>Deciding Between Condition Types<text:bookmark-end text:name="deciding-between-condition-types"/></text:h>
      <text:list text:style-name="L5">
        <text:list-item>
          <text:p text:style-name="P35">Write a statement that doubles the value of <text:span text:style-name="NormalTok">myVar</text:span> and sets <text:span text:style-name="NormalTok">initial</text:span> to <text:span text:style-name="CharTok">'M'</text:span> if <text:span text:style-name="NormalTok">day</text:span> is equal to <text:span text:style-name="StringTok">"Sat"</text:span>. What is the appropriate kind of statement to do this?</text:p>
        </text:list-item>
        <text:list-item>
          <text:p text:style-name="P35">Write a statement that displays “Hello” on the screen if the value of <text:span text:style-name="NormalTok">initial</text:span> is <text:span text:style-name="CharTok">'E'</text:span> or <text:span text:style-name="CharTok">'e'</text:span>, “Bonjour” if the value of <text:span text:style-name="NormalTok">initial</text:span> is <text:span text:style-name="CharTok">'F'</text:span> or <text:span text:style-name="CharTok">'f'</text:span>, “Guten Tag” if the value of <text:span text:style-name="NormalTok">inital</text:span> is <text:span text:style-name="CharTok">'D'</text:span> or <text:span text:style-name="CharTok">'d'</text:span>. What is the appropriate kind of statement to do this?</text:p>
        </text:list-item>
      </text:list>
      <text:h text:style-name="Heading_20_2" text:outline-level="2"><text:bookmark-start text:name="complex-conditions"/>Complex Conditions<text:bookmark-end text:name="complex-conditions"/></text:h>
      <text:list text:style-name="L6">
        <text:list-item>
          <text:p text:style-name="P36">Write a statement that doubles the value of <text:span text:style-name="NormalTok">myVar</text:span> if <text:span text:style-name="NormalTok">day</text:span> is <text:span text:style-name="StringTok">"Sun."</text:span>, triples the value of <text:span text:style-name="NormalTok">myVar</text:span> if <text:span text:style-name="NormalTok">day</text:span> is not <text:span text:style-name="StringTok">"Sun."</text:span> and <text:span text:style-name="NormalTok">initial</text:span> is <text:span text:style-name="CharTok">'a'</text:span>, and sets <text:span text:style-name="NormalTok">myVar</text:span> to <text:span text:style-name="DecValTok">0</text:span> otherwise.</text:p>
        </text:list-item>
        <text:list-item>
          <text:p text:style-name="P36">Write a statement that sets <text:span text:style-name="NormalTok">myVar</text:span> to <text:span text:style-name="DecValTok">0</text:span> if <text:span text:style-name="NormalTok">initial</text:span> is an upper-case letter, and to <text:span text:style-name="DecValTok">1</text:span> otherwise. You will need to understand how to use the <text:span text:style-name="NormalTok">IsUpper</text:span> method, and the <text:a xlink:type="simple" xlink:href="https://docs.microsoft.com/en-us/dotnet/api/system.char.isupper?view=net-5.0" office:name=""><text:span text:style-name="Definition">documentation</text:span></text:a> can help you with that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Practising if and swit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1T20:35:47Z</meta:creation-date>
    <dc:date>2021-06-11T20:35:47Z</dc:date>
    <meta:user-defined meta:name="date" meta:value-type="string">June  11, 2021 (04:35:3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